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7.488cm"/>
    </style:style>
    <style:style style:name="tblCoordinates.B" style:family="table-column">
      <style:table-column-properties style:column-width="9.5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6.807cm"/>
    </style:style>
    <style:style style:name="Таблица3.C" style:family="table-column">
      <style:table-column-properties style:column-width="1.011cm"/>
    </style:style>
    <style:style style:name="Таблица3.D" style:family="table-column">
      <style:table-column-properties style:column-width="1.298cm"/>
    </style:style>
    <style:style style:name="Таблица3.E" style:family="table-column">
      <style:table-column-properties style:column-width="1.685cm"/>
    </style:style>
    <style:style style:name="Таблица3.F" style:family="table-column">
      <style:table-column-properties style:column-width="2.404cm"/>
    </style:style>
    <style:style style:name="Таблица3.G" style:family="table-column">
      <style:table-column-properties style:column-width="3.01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7.191cm" fo:margin-left="6.828cm" table:align="left"/>
    </style:style>
    <style:style style:name="tblTotal.A" style:family="table-column">
      <style:table-column-properties style:column-width="4.81cm"/>
    </style:style>
    <style:style style:name="tblTotal.B" style:family="table-column">
      <style:table-column-properties style:column-width="2.381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6.712cm"/>
    </style:style>
    <style:style style:name="Таблица2.B" style:family="table-column">
      <style:table-column-properties style:column-width="4.882cm"/>
    </style:style>
    <style:style style:name="Таблица2.C" style:family="table-column">
      <style:table-column-properties style:column-width="5.41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5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6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7" style:family="paragraph" style:parent-style-name="Standard">
      <style:text-properties officeooo:rsid="001b9250" officeooo:paragraph-rsid="00325076"/>
    </style:style>
    <style:style style:name="P28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29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3" style:family="paragraph" style:parent-style-name="Footer">
      <style:text-properties officeooo:rsid="001e46db" officeooo:paragraph-rsid="0036b426"/>
    </style:style>
    <style:style style:name="P34" style:family="paragraph" style:parent-style-name="Footer">
      <style:text-properties officeooo:rsid="001cc181" officeooo:paragraph-rsid="0036b426"/>
    </style:style>
    <style:style style:name="P35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38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40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1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2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3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T1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officeooo:rsid="0056a8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</text:user-field-decls>
      <text:p text:style-name="P9">Факс: <text:span text:style-name="T10"><text:user-field-get text:name="pg_fax">(123)456-7890</text:user-field-get></text:span></text:p>
      <text:p text:style-name="P25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2"><text:user-field-get text:name="pg_firm">НАША ФИРМА</text:user-field-get></text:p>
          </table:table-cell>
          <table:table-cell office:value-type="string">
            <text:p text:style-name="P28"><text:user-field-get text:name="pg_firm">НАША ФИРМА</text:user-field-get></text:p>
            <text:p text:style-name="P29">Тел./факс:<text:user-field-get text:name="pg_city_phone">(812) 327-3232</text:user-field-get></text:p>
            <text:p text:style-name="P29">Почтовый адрес: <text:user-field-get text:name="pg_post_address">Индекс, Адрес</text:user-field-get></text:p>
            <text:p text:style-name="P29">Офис и склад: <text:user-field-get text:name="pg_fact_address">Фактический адрес</text:user-field-get></text:p>
          </table:table-cell>
        </table:table-row>
      </table:table>
      <text:p text:style-name="P7"/>
      <text:p text:style-name="P7"><text:tab/><text:span text:style-name="T12">С 29 марта 2017г. изменились наши банковские реквизиты !</text:span></text:p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6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30"><text:user-field-get text:name="pg_bik">444444444</text:user-field-get></text:p>
            <text:p text:style-name="P31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6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9">Плательщик: <text:s/></text:p>
          </table:table-cell>
          <table:table-cell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4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1">№</text:p>
            </table:table-cell>
            <table:table-cell table:style-name="Таблица3.A1" office:value-type="string">
              <text:p text:style-name="P41">Наименование товара</text:p>
            </table:table-cell>
            <table:table-cell table:style-name="Таблица3.A1" office:value-type="string">
              <text:p text:style-name="P42"><text:span text:style-name="T9">Е</text:span>д.<text:line-break/>изм.</text:p>
            </table:table-cell>
            <table:table-cell table:style-name="Таблица3.A1" office:value-type="string">
              <text:p text:style-name="P42">Кол-во</text:p>
            </table:table-cell>
            <table:table-cell table:style-name="Таблица3.A1" office:value-type="string">
              <text:p text:style-name="P43">Цена, руб.</text:p>
            </table:table-cell>
            <table:table-cell table:style-name="Таблица3.A1" office:value-type="string">
              <text:p text:style-name="P43">Сумма, руб.</text:p>
            </table:table-cell>
            <table:table-cell table:style-name="Таблица3.G1" office:value-type="string">
              <text:p text:style-name="P42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ext:soft-page-break/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ext:soft-page-break/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6">Итого:</text:p>
          </table:table-cell>
          <table:table-cell table:style-name="tblTotal.A1" office:value-type="string">
            <text:p text:style-name="P37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В том числе НДС -<text:span text:style-name="T8">18%:</text:span></text:p>
          </table:table-cell>
          <table:table-cell table:style-name="tblTotal.A1" office:value-type="string">
            <text:p text:style-name="P37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<text:span text:style-name="T13">генеральный</text:span> директор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5"/>
      <text:p text:style-name="P35"/>
      <text:p text:style-name="P35"/>
      <text:p text:style-name="P34"><text:span text:style-name="T3">Консультации по тел:</text:span> (812) 327-32-40, доб. <text:user-field-get text:name="pg_phone">200</text:user-field-get></text:p>
      <text:p text:style-name="P33"><text:span text:style-name="T3">E-mail: </text:span><text:s/><text:user-field-get text:name="pg_email">manager@kipspb.ru</text:user-field-get></text:p>
      <text:p text:style-name="P33"><text:span text:style-name="T3">Исполнитель: </text:span><text:user-field-get text:name="pg_mgr_name">Имя Фамилия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7-04-19T12:02:42.165410847</dc:date>
    <meta:editing-duration>PT3H50M16S</meta:editing-duration>
    <meta:editing-cycles>53</meta:editing-cycles>
    <meta:generator>LibreOffice/5.0.6.2$Linux_X86_64 LibreOffice_project/00$Build-2</meta:generator>
    <meta:document-statistic meta:table-count="7" meta:image-count="0" meta:object-count="0" meta:page-count="3" meta:paragraph-count="48" meta:word-count="125" meta:character-count="907" meta:non-whitespace-character-count="823"/>
  </office:meta>
</office:document-meta>
</file>